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bc9b" officeooo:paragraph-rsid="001ebc9b"/>
    </style:style>
    <style:style style:name="T1" style:family="text">
      <style:text-properties officeooo:rsid="002079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ymi Arroyo Vargas B30691</text:p>
      <text:p text:style-name="P1"/>
      <text:p text:style-name="P1"/>
      <text:p text:style-name="P1">El día 3 de setiembre nos reunimos en la universidad para corregir el diagrama de dominio y realizar los casos de uso, luego los repartimos y nos toco 2 a cada uno.</text:p>
      <text:p text:style-name="P1"/>
      <text:p text:style-name="P1">Realize 2 casos de uso textuales: Agregar producto y <text:s/>ver historial de compra<text:span text:style-name="T1">s y sus respectivos prototipos.</text:span>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0S</meta:editing-duration>
    <meta:editing-cycles>4</meta:editing-cycles>
    <meta:generator>LibreOffice/5.0.5.2$Windows_x86 LibreOffice_project/55b006a02d247b5f7215fc6ea0fde844b30035b3</meta:generator>
    <dc:date>2016-09-06T11:18:10.483000000</dc:date>
    <meta:document-statistic meta:table-count="0" meta:image-count="0" meta:object-count="0" meta:page-count="1" meta:paragraph-count="4" meta:word-count="53" meta:character-count="299" meta:non-whitespace-character-count="247"/>
    <meta:user-defined meta:name="Info 1"/>
    <meta:user-defined meta:name="Info 2"/>
    <meta:user-defined meta:name="Info 3"/>
    <meta:user-defined meta:name="Info 4"/>
  </office:meta>
</office:document-meta>
</file>